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text-properties style:font-name="Arial" fo:font-size="12pt" style:font-size-asian="12pt" style:font-name-complex="Arial" style:font-size-complex="12pt"/>
    </style:style>
    <style:style style:name="P2" style:family="paragraph" style:parent-style-name="Standard">
      <style:text-properties style:font-name="Arial" fo:font-size="12pt" style:font-size-asian="12pt" style:font-name-complex="Arial" style:font-size-complex="12pt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style:font-name="Arial" fo:font-size="12pt" style:font-size-asian="12pt" style:font-size-complex="12pt"/>
    </style:style>
    <style:style style:name="P5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Arial" fo:font-size="18pt" fo:font-weight="bold" style:font-size-asian="18pt" style:font-weight-asian="bold" style:font-size-complex="18pt" style:font-weight-complex="bold"/>
    </style:style>
    <style:style style:name="P7" style:family="paragraph" style:parent-style-name="Normal">
      <style:text-properties style:font-name="Arial" fo:font-size="12pt" style:font-size-asian="12pt" style:font-name-complex="Arial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g 2012-0417</text:p>
      <text:p text:style-name="P1">Deltagere fremmødt: René, Nicolaj, Sam, Yusuf, Cong, Michael, Søren<text:line-break/>Digitalt fremmødt: Ingen<text:line-break/>Ikke fremmødt: Ingen</text:p>
      <text:p text:style-name="P4">Folk skal huske at builde, før man uploader, for der vil være problemer med det ellers. </text:p>
      <text:p text:style-name="P4">Folk, der sidder med en 32-bit, skal sidde og kigge på unit-test, fordi den har tendens til at bygge efter den automatisk. <text:span text:style-name="T1">Folk skal køre unit-test igennem og se, at den kan køre fint!</text:span></text:p>
      <text:p text:style-name="P5">Rhino-mocks er åbenbart kommet ind under development, men den skal flyttes over til test. Folk har brugt den på diverse og derfor vil det være bedre at putte den i repository, så alle kan bruge den. </text:p>
      <text:p text:style-name="P5">Cong skal prøve at lave klassediagram i Visual Studio. De skal uploades i development, hvis de er mulige at lave. </text:p>
      <text:p text:style-name="P5">Desuden skal folke husk at kigge på unit-test for at se, om de kører igennem eller fejler. </text:p>
      <text:p text:style-name="P5"><text:span text:style-name="T2">Det skal endvidere noteres, at use case 17/18 kun bliver til 17, fordi debugging efter diskussion og med product owners tilladelse er blevet fjernet til evt. næste sprint eller total udelades. </text:span></text:p>
      <text:p text:style-name="P6">Næste SCRUM-møde er sat til at være torsdag kl. 10.15, medens næste stormøde er sat til fredag fra 8.15-12.15. </text:p>
      <text:p text:style-name="P3"/>
      <text:p text:style-name="P3"/>
      <text:p text:style-name="P3"/>
      <text:p text:style-name="P3"/>
      <text:p text:style-name="Standard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a" fo:country="DK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a" fo:country="DK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Calibri" style:font-name-asian="Calibri" style:font-name-complex="Times New Roma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Normal" style:next-style-name="Normal" style:class="chapter">
      <style:paragraph-properties fo:margin-top="0cm" fo:margin-bottom="0.529cm" fo:line-height="100%" fo:hyphenation-ladder-count="no-limit" fo:padding="0cm" fo:border-left="none" fo:border-right="none" fo:border-top="none" fo:border-bottom="0.99pt solid #4f81bd" style:shadow="none"/>
      <style:text-properties fo:color="#17365d" style:font-name="Cambria" fo:font-size="26pt" fo:letter-spacing="0.009cm" style:letter-kerning="true" style:font-name-asian="Times New Roman" style:font-size-asian="26pt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eafsnit" style:family="paragraph" style:parent-style-name="Normal">
      <style:paragraph-properties fo:margin="100%" fo:margin-left="1.27cm" fo:margin-right="0cm" fo:margin-top="0cm" fo:margin-bottom="0.353cm" fo:hyphenation-ladder-count="no-limit" fo:text-indent="0cm" style:auto-text-indent="false">
        <style:tab-stops/>
      </style:paragraph-properties>
      <style:text-properties fo:hyphenate="false"/>
    </style:style>
    <style:style style:name="Standardskrifttype_20_i_20_afsnit" style:display-name="Standardskrifttype i afsnit" style:family="text"/>
    <style:style style:name="Titel_20_Tegn" style:display-name="Titel Tegn" style:family="text" style:parent-style-name="Standardskrifttype_20_i_20_afsni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WW_5f_CharLFO1LVL1" style:display-name="WW_CharLFO1LVL1" style:family="text">
      <style:text-properties style:font-name="Arial" style:font-name-asian="Calibri" style:font-name-complex="Aria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3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meta:initial-creator>Sam Luu Tong</meta:initial-creator>
    <meta:creation-date>2012-02-23T07:52:00Z</meta:creation-date>
    <dc:date>2012-04-17T12:13:40.64</dc:date>
    <meta:editing-cycles>5</meta:editing-cycles>
    <meta:editing-duration>PT3M35S</meta:editing-duration>
    <meta:document-statistic meta:table-count="0" meta:image-count="0" meta:object-count="0" meta:page-count="1" meta:paragraph-count="9" meta:word-count="190" meta:character-count="1106" meta:non-whitespace-character-count="919"/>
    <meta:template xlink:type="simple" xlink:actuate="onRequest" xlink:title="" xlink:href="Normal"/>
  </office:meta>
</office:document-meta>
</file>